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0000001CE926DE145ABC32E3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1.17cm" svg:x="1.9cm" svg:y="2.3cm">
          <draw:image xlink:href="Pictures/1000020100000260000001CE926DE145ABC32E3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11:15:25.644522281</meta:creation-date>
    <dc:date>2020-02-28T11:15:57.254228880</dc:date>
    <meta:editing-duration>PT31S</meta:editing-duration>
    <meta:editing-cycles>1</meta:editing-cycles>
    <meta:document-statistic meta:object-count="1"/>
    <meta:generator>LibreOffice/6.0.2.1$Linux_X86_64 LibreOffice_project/00m0$Build-1</meta:generator>
  </office:meta>
</office:document-meta>
</file>